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1B000002F12B26914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Heading_20_1">
      <style:text-properties style:language-asian="ja" style:country-asian="JP"/>
    </style:style>
    <style:style style:name="P6" style:family="paragraph" style:parent-style-name="Heading_20_1">
      <style:paragraph-properties fo:break-before="page"/>
      <style:text-properties style:language-asian="ja" style:country-asian="JP"/>
    </style:style>
    <style:style style:name="P7" style:family="paragraph" style:parent-style-name="Heading_20_2">
      <style:text-properties style:language-asian="ja" style:country-asian="JP"/>
    </style:style>
    <style:style style:name="P8" style:family="paragraph" style:parent-style-name="Text_20_body">
      <style:text-properties style:language-asian="ja" style:country-asian="JP"/>
    </style:style>
    <style:style style:name="P9" style:family="paragraph" style:parent-style-name="Text_20_body" style:list-style-name="L1">
      <style:text-properties style:language-asian="ja" style:country-asian="JP"/>
    </style:style>
    <style:style style:name="P10" style:family="paragraph" style:parent-style-name="Text_20_body" style:list-style-name="L2">
      <style:text-properties style:language-asian="ja" style:country-asian="JP"/>
    </style:style>
    <style:style style:name="P11" style:family="paragraph" style:parent-style-name="Text_20_body" style:list-style-name="L3">
      <style:text-properties style:language-asian="ja" style:country-asian="JP"/>
    </style:style>
    <style:style style:name="P12" style:family="paragraph" style:parent-style-name="Text_20_body" style:list-style-name="L4">
      <style:text-properties style:language-asian="ja" style:country-asian="JP"/>
    </style:style>
    <style:style style:name="P13" style:family="paragraph" style:parent-style-name="Text_20_body" style:list-style-name="L5">
      <style:text-properties style:language-asian="ja" style:country-asian="JP"/>
    </style:style>
    <style:style style:name="P14" style:family="paragraph" style:parent-style-name="Text_20_body">
      <style:paragraph-properties fo:break-before="page"/>
    </style:style>
    <style:style style:name="T1" style:family="text">
      <style:text-properties style:language-asian="ja" style:country-asian="JP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Seishin Tournament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4">1. Ziele des Programms<text:tab/>3</text:p>
          <text:p text:style-name="P4">2. Userrollen<text:tab/>4</text:p>
          <text:p text:style-name="P3">2.1 Veranstalter<text:tab/>4</text:p>
          <text:p text:style-name="P3">2.2 Kämpfer<text:tab/>4</text:p>
          <text:p text:style-name="P3">2.3 Zuschauer<text:tab/>4</text:p>
          <text:p text:style-name="P3">2.4 Sensei / Dojo-Verantwortlicher<text:tab/>4</text:p>
          <text:p text:style-name="P3">2.5 Coach<text:tab/>4</text:p>
          <text:p text:style-name="P4">3. Userstories<text:tab/>5</text:p>
          <text:p text:style-name="P4">4. Systemkomponenten<text:tab/>6</text:p>
          <text:p text:style-name="P4">5. Roadmap<text:tab/>7</text:p>
        </text:index-body>
      </text:table-of-content>
      <text:p text:style-name="Standard"/>
      <text:h text:style-name="P6" text:outline-level="1">Ziele des Programms</text:h>
      <text:p text:style-name="P8">Software zur einfachen Verwaltung von Turnieren yada yada</text:p>
      <text:h text:style-name="P6" text:outline-level="1">Userrollen</text:h>
      <text:p text:style-name="P8">Dies sind die verschiedenen Nutzer, deren Interaktionen mit dem System vorgesehen sind. </text:p>
      <text:h text:style-name="Heading_20_2" text:outline-level="2"><text:span text:style-name="T1">Veranstalter</text:span></text:h>
      <text:list xml:id="list4005456272949989938" text:style-name="L1">
        <text:list-item>
          <text:p text:style-name="P9">Erstellt einen Account</text:p>
        </text:list-item>
        <text:list-item>
          <text:p text:style-name="P9">Logt sich ein</text:p>
        </text:list-item>
        <text:list-item>
          <text:p text:style-name="P9">Legt ein Turnier an</text:p>
        </text:list-item>
      </text:list>
      <text:h text:style-name="Heading_20_2" text:outline-level="2"><text:span text:style-name="T1">Kämpfer</text:span></text:h>
      <text:list xml:id="list6751612188088608930" text:style-name="L2">
        <text:list-item>
          <text:p text:style-name="P10">Meldet sich zu einem Turnier an (und erstellt dabei einen Account wenn er noch keinen hat)</text:p>
        </text:list-item>
      </text:list>
      <text:h text:style-name="P7" text:outline-level="2">Zuschauer</text:h>
      <text:list xml:id="list855535198351484397" text:style-name="L3">
        <text:list-item>
          <text:p text:style-name="P11">Holt sich über die Turnierseite eine Übersicht</text:p>
        </text:list-item>
        <text:list-item>
          <text:p text:style-name="P11">Will sehen, wann wo welcher Kampf läuft</text:p>
        </text:list-item>
      </text:list>
      <text:h text:style-name="P7" text:outline-level="2">Sensei / Dojo-Verantwortlicher</text:h>
      <text:list xml:id="list2325080146501717915" text:style-name="L4">
        <text:list-item>
          <text:p text:style-name="P12">Erstellt einen Account</text:p>
        </text:list-item>
        <text:list-item>
          <text:p text:style-name="P12">Logt sich ein</text:p>
        </text:list-item>
        <text:list-item>
          <text:p text:style-name="P12">Meldet eine Liste von Kämpfern zum Turnier an</text:p>
        </text:list-item>
      </text:list>
      <text:h text:style-name="P7" text:outline-level="2">Coach</text:h>
      <text:list xml:id="list615278552924014045" text:style-name="L5">
        <text:list-item>
          <text:p text:style-name="P13">???</text:p>
        </text:list-item>
      </text:list>
      <text:p text:style-name="P8"/>
      <text:h text:style-name="P6" text:outline-level="1">Lebenszyklus eines Turniers</text:h>
      <text:p text:style-name="Text_20_body"><draw:frame draw:style-name="fr1" draw:name="graphics1" text:anchor-type="paragraph" svg:width="14.261cm" svg:height="19.923cm" draw:z-index="0"><draw:image xlink:href="Pictures/100002010000021B000002F12B26914F.png" xlink:type="simple" xlink:show="embed" xlink:actuate="onLoad"/></draw:frame><text:span text:style-name="T1"/></text:p>
      <text:p text:style-name="P14"><text:span text:style-name="T1"/></text:p>
      <text:h text:style-name="P5" text:outline-level="1">Userstories</text:h>
      <text:h text:style-name="Heading_20_2" text:outline-level="2">Account erstellen (als Turnierleiter)</text:h>
      <text:p text:style-name="Text_20_body"/>
      <text:p text:style-name="Text_20_body"/>
      <text:h text:style-name="P6" text:outline-level="1">Systemkomponenten</text:h>
      <text:p text:style-name="P8">Lorem ipsum dolor sit</text:p>
      <text:h text:style-name="P6" text:outline-level="1">Roadmap</text:h>
      <text:p text:style-name="P8">Lorem ipsum dolor s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6:29:14.76</meta:creation-date>
    <dc:date>2016-02-25T00:44:35.74</dc:date>
    <meta:editing-duration>PT3H53M46S</meta:editing-duration>
    <meta:editing-cycles>11</meta:editing-cycles>
    <meta:generator>OpenOffice/4.0.1$Win32 OpenOffice.org_project/401m5$Build-9714</meta:generator>
    <meta:document-statistic meta:table-count="0" meta:image-count="1" meta:object-count="0" meta:page-count="8" meta:paragraph-count="38" meta:word-count="165" meta:character-count="947"/>
  </office:meta>
</office:document-meta>
</file>